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기본값-title">
      <style:graphic-properties draw:auto-grow-height="true" fo:min-height="3.506cm"/>
    </style:style>
    <style:style style:name="pr2" style:family="presentation" style:parent-style-name="기본값-outline1">
      <style:graphic-properties fo:min-height="11.929cm"/>
    </style:style>
    <style:style style:name="pr3" style:family="presentation" style:parent-style-name="기본값-notes">
      <style:graphic-properties draw:fill-color="#ffffff" fo:min-height="13.364cm"/>
    </style:style>
    <style:style style:name="pr4" style:family="presentation" style:parent-style-name="기본값-title">
      <style:graphic-properties fo:min-height="3.506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3">
        <draw:frame presentation:style-name="pr1" draw:layer="layout" svg:width="25.199cm" svg:height="3.506cm" svg:x="1.4cm" svg:y="0.837cm" presentation:class="title">
          <draw:text-box>
            <text:p>시스템 시험 및 평가</text:p>
          </draw:text-box>
        </draw:frame>
        <draw:frame presentation:style-name="pr2" draw:layer="layout" svg:width="12.297cm" svg:height="12.179cm" svg:x="1.4cm" svg:y="4.914cm" presentation:class="outline">
          <draw:text-box>
            <text:list text:style-name="L2">
              <text:list-header>
                <text:p>평가 기준</text:p>
                <text:p>→ 코드를 작성하면서 직접 겪은 에러</text:p>
                <text:p/>
                <text:p>목차</text:p>
                <text:p>1.SW적 문제</text:p>
                <text:p>2.HW적 문제</text:p>
                <text:p>3.외부 문제 </text:p>
              </text:list-header>
            </text:list>
          </draw:text-box>
        </draw:frame>
        <draw:frame presentation:style-name="pr2" draw:layer="layout" svg:width="12.297cm" svg:height="12.179cm" svg:x="14.2cm" svg:y="4.821cm" presentation:class="outline" presentation:user-transformed="true">
          <draw:text-box>
            <text:list text:style-name="L2">
              <text:list-header>
                <text:p>세부 목차</text:p>
                <text:p>1-1)Attribute Error</text:p>
                <text:p>1-2)IO Error</text:p>
                <text:p>2-1)distance Error</text:p>
                <text:p>2-2)Car_setup Error</text:p>
                <text:p>3-1)관성 문제</text:p>
                <text:p>3-2)장애물의 크기 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1T3">
        <draw:frame presentation:style-name="pr4" draw:layer="layout" svg:width="25.199cm" svg:height="3.506cm" svg:x="1.4cm" svg:y="0.837cm" presentation:class="title">
          <draw:text-box>
            <text:p>SW적 문제</text:p>
          </draw:text-box>
        </draw:frame>
        <draw:frame presentation:style-name="pr2" draw:layer="layout" svg:width="12.297cm" svg:height="12.179cm" svg:x="1.4cm" svg:y="4.914cm" presentation:class="outline">
          <draw:text-box>
            <text:list text:style-name="L2">
              <text:list-header>
                <text:p>1)Attribute Error</text:p>
              </text:list-header>
              <text:list-item>
                <text:p>발생 원인 : Method와 Object를 잘 못 알고 있던 경우</text:p>
                <text:p/>
              </text:list-item>
              <text:list-item>
                <text:p>ex)self.rear_wheel.straight()</text:p>
                <text:p/>
              </text:list-item>
              <text:list-item>
                <text:p>Solution =&gt; 올바른 Object을 호출하면 된다.</text:p>
              </text:list-item>
            </text:list>
          </draw:text-box>
        </draw:frame>
        <draw:frame presentation:style-name="pr2" draw:layer="layout" svg:width="12.297cm" svg:height="12.179cm" svg:x="14.313cm" svg:y="4.914cm" presentation:class="outline" presentation:user-transformed="true">
          <draw:text-box>
            <text:list text:style-name="L2">
              <text:list-header>
                <text:p>2)IO Error</text:p>
              </text:list-header>
              <text:list-item>
                <text:p>발생 원인 : Raspberry의 GPIO와 연결을 잘 못 한 경우</text:p>
                <text:p>→ Raspberry의 특정 번호의 GPIO를 지정해서 신호를 입출력 하기 때문에</text:p>
                <text:p/>
              </text:list-item>
              <text:list-item>
                <text:p>Solution =&gt; 코드에서 설정된 핀과 선을 연결하면 된다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1T3">
        <draw:frame presentation:style-name="pr4" draw:layer="layout" svg:width="25.199cm" svg:height="3.506cm" svg:x="1.4cm" svg:y="0.837cm" presentation:class="title">
          <draw:text-box>
            <text:p>HW적 문제</text:p>
          </draw:text-box>
        </draw:frame>
        <draw:frame presentation:style-name="pr2" draw:layer="layout" svg:width="12.297cm" svg:height="12.179cm" svg:x="1.4cm" svg:y="4.914cm" presentation:class="outline">
          <draw:text-box>
            <text:list text:style-name="L2">
              <text:list-header>
                <text:p>1)Distance Error</text:p>
              </text:list-header>
              <text:list-item>
                <text:p>발생 원인 : distance는 초음파 센서를 통해 측정하는데 초음파 센서의 리턴 값이 튀는 경우</text:p>
                <text:p/>
              </text:list-item>
              <text:list-item>
                <text:p>Solution =&gt; 이전 값과 비교해서 그 차이가 너무 큰 경우를 무시하도록 예외 처리를 해준다. </text:p>
                <text:p/>
                <text:p/>
              </text:list-item>
            </text:list>
          </draw:text-box>
        </draw:frame>
        <draw:frame presentation:style-name="pr2" draw:layer="layout" svg:width="12.297cm" svg:height="12.179cm" svg:x="14.313cm" svg:y="4.914cm" presentation:class="outline" presentation:user-transformed="true">
          <draw:text-box>
            <text:list text:style-name="L2">
              <text:list-header>
                <text:p>2)Car_setup Error</text:p>
              </text:list-header>
              <text:list-item>
                <text:p>발생 원인 : 바퀴의 off_set값이 잘못 설정되어 있거나 주행 후 바퀴의 정렬이 되지 않은 경우</text:p>
                <text:p>-가끔 그냥 안될 때도 있음-</text:p>
                <text:p><text:s/></text:p>
              </text:list-item>
              <text:list-item>
                <text:p>Solution =&gt; off_set값은 정밀한 캘리브레이션을 통해 해결하고 두번째 주행에서 <text:s text:c="2"/>바퀴가 갑자기 옆으로 꺾이는 현상은 반복문이 마무리되고 정렬해주는 코드를 추가하면 해결된다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1T3">
        <draw:frame presentation:style-name="pr4" draw:layer="layout" svg:width="25.199cm" svg:height="3.506cm" svg:x="1.4cm" svg:y="0.837cm" presentation:class="title">
          <draw:text-box>
            <text:p>외부 문제</text:p>
          </draw:text-box>
        </draw:frame>
        <draw:frame presentation:style-name="pr2" draw:layer="layout" svg:width="12.297cm" svg:height="12.179cm" svg:x="1.4cm" svg:y="4.914cm" presentation:class="outline">
          <draw:text-box>
            <text:list text:style-name="L2">
              <text:list-header>
                <text:p>1) 관성 문제</text:p>
              </text:list-header>
              <text:list-item>
                <text:p>발생 원인 : 바닥면의 상태에 따른 마찰력의 차이와 배터리 충전 정도에 따른 출력 차이</text:p>
                <text:p/>
              </text:list-item>
              <text:list-item>
                <text:p>Solution =&gt; 바닥의 재질과 배터리 충전 상태 등을 고려해 속도 값을 변경해줄 필요가 있음 </text:p>
                <text:p/>
                <text:p/>
              </text:list-item>
            </text:list>
          </draw:text-box>
        </draw:frame>
        <draw:frame presentation:style-name="pr2" draw:layer="layout" svg:width="12.297cm" svg:height="12.179cm" svg:x="14.4cm" svg:y="4.8cm" presentation:class="outline" presentation:user-transformed="true">
          <draw:text-box>
            <text:list text:style-name="L2">
              <text:list-header>
                <text:p>2) 장애물의 크기</text:p>
              </text:list-header>
              <text:list-item>
                <text:p>발생 원인 : 초음파 센서의 경우 센서를 기준으로 전방 부채꼴 모양을 탐사하기 때문에 출발부터 낮은 장애물이 있는 경우 인식이 안되고 자율주행 스튜디오처럼 벽이 구불구불한 곳은 올바르게 값을 받아오지 못함</text:p>
                <text:p><text:s/></text:p>
              </text:list-item>
              <text:list-item>
                <text:p>Solution =&gt; 센서의 문제는 새로 조립하는 것이 아니라면 해결이 불가능하므로 출발 전에 앞에 장애물을 치우는 것이 최선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1T3">
        <draw:frame presentation:style-name="pr4" draw:layer="layout" svg:width="25.199cm" svg:height="3.506cm" svg:x="1.4cm" svg:y="0.837cm" presentation:class="title">
          <draw:text-box>
            <text:p>HW적 문제</text:p>
          </draw:text-box>
        </draw:frame>
        <draw:frame presentation:style-name="pr2" draw:layer="layout" svg:width="12.297cm" svg:height="12.179cm" svg:x="1.4cm" svg:y="4.914cm" presentation:class="outline">
          <draw:text-box>
            <text:list text:style-name="L2">
              <text:list-header>
                <text:p>1)Distance Error</text:p>
              </text:list-header>
              <text:list-item>
                <text:p>발생 원인 : distance는 초음파 센서를 통해 측정하는데 초음파 센서의 리턴 값이 튀는 경우</text:p>
                <text:p/>
              </text:list-item>
              <text:list-item>
                <text:p>Solution =&gt; 이전 값과 비교해서 그 차이가 너무 큰 경우를 무시하도록 예외 처리를 해준다. </text:p>
                <text:p/>
                <text:p/>
              </text:list-item>
            </text:list>
          </draw:text-box>
        </draw:frame>
        <draw:frame presentation:style-name="pr2" draw:layer="layout" svg:width="12.297cm" svg:height="12.179cm" svg:x="14.313cm" svg:y="4.914cm" presentation:class="outline" presentation:user-transformed="true">
          <draw:text-box>
            <text:list text:style-name="L2">
              <text:list-header>
                <text:p>2)Car_setup Error</text:p>
              </text:list-header>
              <text:list-item>
                <text:p>발생 원인 : 바퀴의 off_set값이 잘못 설정되어 있거나 주행 후 바퀴의 정렬이 되지 않은 경우</text:p>
                <text:p>-가끔 그냥 안될 때도 있음-</text:p>
                <text:p><text:s/></text:p>
              </text:list-item>
              <text:list-item>
                <text:p>Solution =&gt; off_set값은 정밀한 캘리브레이션을 통해 해결하고 두번째 주행에서 <text:s text:c="2"/>바퀴가 갑자기 옆으로 꺾이는 현상은 반복문이 마무리되고 정렬해주는 코드를 추가하면 해결된다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1T3">
        <draw:frame presentation:style-name="pr4" draw:layer="layout" svg:width="25.199cm" svg:height="3.506cm" svg:x="1.4cm" svg:y="0.837cm" presentation:class="title">
          <draw:text-box>
            <text:p>HW적 문제</text:p>
          </draw:text-box>
        </draw:frame>
        <draw:frame presentation:style-name="pr2" draw:layer="layout" svg:width="12.297cm" svg:height="12.179cm" svg:x="1.4cm" svg:y="4.914cm" presentation:class="outline">
          <draw:text-box>
            <text:list text:style-name="L2">
              <text:list-header>
                <text:p>1)Distance Error</text:p>
              </text:list-header>
              <text:list-item>
                <text:p>발생 원인 : distance는 초음파 센서를 통해 측정하는데 초음파 센서의 리턴 값이 튀는 경우</text:p>
                <text:p/>
              </text:list-item>
              <text:list-item>
                <text:p>Solution =&gt; 이전 값과 비교해서 그 차이가 너무 큰 경우를 무시하도록 예외 처리를 해준다. </text:p>
                <text:p/>
                <text:p/>
              </text:list-item>
            </text:list>
          </draw:text-box>
        </draw:frame>
        <draw:frame presentation:style-name="pr2" draw:layer="layout" svg:width="12.297cm" svg:height="12.179cm" svg:x="14.313cm" svg:y="4.914cm" presentation:class="outline" presentation:user-transformed="true">
          <draw:text-box>
            <text:list text:style-name="L2">
              <text:list-header>
                <text:p>2)Car_setup Error</text:p>
              </text:list-header>
              <text:list-item>
                <text:p>발생 원인 : 바퀴의 off_set값이 잘못 설정되어 있거나 주행 후 바퀴의 정렬이 되지 않은 경우</text:p>
                <text:p>-가끔 그냥 안될 때도 있음-</text:p>
                <text:p><text:s/></text:p>
              </text:list-item>
              <text:list-item>
                <text:p>Solution =&gt; off_set값은 정밀한 캘리브레이션을 통해 해결하고 두번째 주행에서 <text:s text:c="2"/>바퀴가 갑자기 옆으로 꺾이는 현상은 반복문이 마무리되고 정렬해주는 코드를 추가하면 해결된다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Noto Sans CJK JP Regular" style:font-size-asian="24pt" style:language-asian="ko" style:country-asian="KR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숫자&gt;</text:page-number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02:29:13.293771805</meta:creation-date>
    <dc:date>2018-10-15T02:58:01.968478520</dc:date>
    <meta:editing-duration>PT28M45S</meta:editing-duration>
    <meta:editing-cycles>7</meta:editing-cycles>
    <meta:generator>LibreOffice/5.1.6.2$Linux_X86_64 LibreOffice_project/10m0$Build-2</meta:generator>
    <meta:document-statistic meta:object-count="51"/>
  </office:meta>
</office:document-meta>
</file>